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Bridge.copyMexProperties( MyRoleMessageExchange odeMex , javax . jbi . messaging . MessageExchange jbiM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viceBridge.copyMexProperties( javax . jbi . messaging . MessageExchange jbiMex , MyRoleMessageExchange odeM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